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5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5.826cm"/>
    </style:style>
    <style:style style:name="co6" style:family="table-column">
      <style:table-column-properties fo:break-before="auto" style:column-width="8.768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2.8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ackground-color="#a5a5a5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-bottom="0.002cm solid #000000" fo:background-color="#dfdfdf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ackground-color="#b2b2b2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ce11" style:family="table-cell" style:parent-style-name="Default">
      <style:table-cell-properties fo:border-bottom="0.002cm solid #000000" fo:background-color="#a5a5a5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12" style:family="table-cell" style:parent-style-name="Default" style:data-style-name="N3">
      <style:table-cell-properties fo:border-bottom="0.002cm solid #000000" fo:background-color="#dfdfdf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normal" style:text-emphasize="none" style:font-relief="none"/>
    </style:style>
    <style:style style:name="ce13" style:family="table-cell" style:parent-style-name="Default" style:data-style-name="N3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14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5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 style:data-style-name="N1">
      <style:table-cell-properties fo:background-color="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e6e6e6"/>
    </style:style>
    <style:style style:name="ce23" style:family="table-cell" style:parent-style-name="Default">
      <style:table-cell-properties fo:background-color="#e6e6e6" fo:wrap-option="wrap"/>
    </style:style>
    <style:style style:name="ce24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c0c0c0" fo:border="0.018cm solid #000000"/>
    </style:style>
    <style:style style:name="ce26" style:family="table-cell" style:parent-style-name="Default" style:data-style-name="N0">
      <style:table-cell-properties fo:background-color="#e6e6e6" fo:border="0.018cm solid #000000"/>
    </style:style>
    <style:style style:name="ce27" style:family="table-cell" style:parent-style-name="Default" style:data-style-name="N108">
      <style:table-cell-properties fo:background-color="#e6e6e6" fo:border="0.018cm solid #000000"/>
    </style:style>
    <style:style style:name="ce28" style:family="table-cell" style:parent-style-name="Default">
      <style:table-cell-properties fo:background-color="#e6e6e6" fo:border="0.018cm solid #000000"/>
    </style:style>
    <style:style style:name="ce29" style:family="table-cell" style:parent-style-name="Default" style:data-style-name="N108"/>
  </office:automatic-styles>
  <office:body>
    <office:spreadsheet>
      <table:table table:name="Estimació KDLC i PF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2"/>
        <table:table-column table:style-name="co3" table:number-columns-repeated="2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3" table:default-cell-style-name="Default"/>
        <table:table-column table:style-name="co3" table:default-cell-style-name="ce6"/>
        <table:table-row table:style-name="ro1">
          <table:table-cell table:style-name="ce1" office:value-type="string" table:number-columns-spanned="2" table:number-rows-spanned="1">
            <text:p>Taula d’estimació del mètode d’LDC</text:p>
          </table:table-cell>
          <table:covered-table-cell table:style-name="ce5"/>
          <table:table-cell table:number-columns-repeated="5"/>
          <table:table-cell table:style-name="ce5" table:number-columns-repeated="2"/>
        </table:table-row>
        <table:table-row table:style-name="ro1">
          <table:table-cell table:style-name="ce2" office:value-type="string">
            <text:p>Funció</text:p>
          </table:table-cell>
          <table:table-cell table:style-name="ce11" office:value-type="string">
            <text:p>LDC estimada</text:p>
          </table:table-cell>
          <table:table-cell office:value-type="string">
            <text:p>pes</text:p>
          </table:table-cell>
          <table:table-cell office:value-type="string">
            <text:p>prob</text:p>
          </table:table-cell>
          <table:table-cell office:value-type="string">
            <text:p>opt</text:p>
          </table:table-cell>
          <table:table-cell table:number-columns-repeated="2"/>
          <table:table-cell table:style-name="ce5" table:number-columns-repeated="2"/>
        </table:table-row>
        <table:table-row table:style-name="ro1">
          <table:table-cell office:value-type="string">
            <text:p>Interfície usuari (Vista)</text:p>
          </table:table-cell>
          <table:table-cell table:formula="of:=([.F3])" office:value-type="float" office:value="5666.66666666667">
            <text:p>5.667</text:p>
          </table:table-cell>
          <table:table-cell office:value-type="float" office:value="8000">
            <text:p>8000</text:p>
          </table:table-cell>
          <table:table-cell office:value-type="float" office:value="5500">
            <text:p>5500</text:p>
          </table:table-cell>
          <table:table-cell office:value-type="float" office:value="4000">
            <text:p>4000</text:p>
          </table:table-cell>
          <table:table-cell table:formula="of:=([.C3]+4*[.D3]+[.E3])/6" office:value-type="float" office:value="5666.66666666667">
            <text:p>5666,67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Controller</text:p>
          </table:table-cell>
          <table:table-cell table:formula="of:=([.F4])" office:value-type="float" office:value="6666.66666666667">
            <text:p>6.667</text:p>
          </table:table-cell>
          <table:table-cell office:value-type="float" office:value="8000">
            <text:p>8000</text:p>
          </table:table-cell>
          <table:table-cell office:value-type="float" office:value="6750">
            <text:p>6750</text:p>
          </table:table-cell>
          <table:table-cell office:value-type="float" office:value="5000">
            <text:p>5000</text:p>
          </table:table-cell>
          <table:table-cell table:formula="of:=([.C4]+4*[.D4]+[.E4])/6" office:value-type="float" office:value="6666.66666666667">
            <text:p>6666,67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Classes</text:p>
          </table:table-cell>
          <table:table-cell table:formula="of:=([.F5])" office:value-type="float" office:value="750">
            <text:p>750</text:p>
          </table:table-cell>
          <table:table-cell office:value-type="float" office:value="1000">
            <text:p>1000</text:p>
          </table:table-cell>
          <table:table-cell office:value-type="float" office:value="750">
            <text:p>750</text:p>
          </table:table-cell>
          <table:table-cell office:value-type="float" office:value="500">
            <text:p>500</text:p>
          </table:table-cell>
          <table:table-cell table:formula="of:=([.C5]+4*[.D5]+[.E5])/6" office:value-type="float" office:value="750">
            <text:p>75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Gestió de base de dades</text:p>
          </table:table-cell>
          <table:table-cell table:formula="of:=([.F6])" office:value-type="float" office:value="1666.66666666667">
            <text:p>1.667</text:p>
          </table:table-cell>
          <table:table-cell office:value-type="float" office:value="2000">
            <text:p>2000</text:p>
          </table:table-cell>
          <table:table-cell office:value-type="float" office:value="1750">
            <text:p>1750</text:p>
          </table:table-cell>
          <table:table-cell office:value-type="float" office:value="1000">
            <text:p>1000</text:p>
          </table:table-cell>
          <table:table-cell table:formula="of:=([.C6]+4*[.D6]+[.E6])/6" office:value-type="float" office:value="1666.66666666667">
            <text:p>1666,67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Estilos</text:p>
          </table:table-cell>
          <table:table-cell table:formula="of:=([.F7])" office:value-type="float" office:value="4000">
            <text:p>4.000</text:p>
          </table:table-cell>
          <table:table-cell office:value-type="float" office:value="5000">
            <text:p>5000</text:p>
          </table:table-cell>
          <table:table-cell office:value-type="float" office:value="4000">
            <text:p>4000</text:p>
          </table:table-cell>
          <table:table-cell office:value-type="float" office:value="3000">
            <text:p>3000</text:p>
          </table:table-cell>
          <table:table-cell table:formula="of:=([.C7]+4*[.D7]+[.E7])/6" office:value-type="float" office:value="4000">
            <text:p>4000</text:p>
          </table:table-cell>
          <table:table-cell/>
          <table:table-cell table:style-name="ce5" table:number-columns-repeated="2"/>
        </table:table-row>
        <table:table-row table:style-name="ro1" table:number-rows-repeated="2">
          <table:table-cell table:number-columns-repeated="7"/>
          <table:table-cell table:style-name="ce6"/>
          <table:table-cell table:style-name="ce5"/>
        </table:table-row>
        <table:table-row table:style-name="ro1">
          <table:table-cell table:style-name="ce4" office:value-type="string">
            <text:p><text:s/></text:p>
          </table:table-cell>
          <table:table-cell table:style-name="ce13" table:formula="of:=SUM([.B3:.B9])" office:value-type="float" office:value="18750">
            <text:p>18.750</text:p>
          </table:table-cell>
          <table:table-cell table:number-columns-repeated="5"/>
          <table:table-cell table:style-name="ce6"/>
          <table:table-cell table:style-name="ce5"/>
        </table:table-row>
        <table:table-row table:style-name="ro1" table:number-rows-repeated="2">
          <table:table-cell table:style-name="ce5" table:number-columns-repeated="2"/>
          <table:table-cell table:number-columns-repeated="5"/>
          <table:table-cell table:style-name="ce6"/>
          <table:table-cell table:style-name="ce5"/>
        </table:table-row>
        <table:table-row table:style-name="ro1" table:number-rows-repeated="2">
          <table:table-cell table:style-name="ce6" table:number-columns-repeated="8"/>
          <table:table-cell/>
        </table:table-row>
        <table:table-row table:style-name="ro1">
          <table:table-cell table:style-name="ce7" office:value-type="string" table:number-columns-spanned="7" table:number-rows-spanned="1">
            <text:p>Estimació dels valors del domini d’informació</text:p>
          </table:table-cell>
          <table:covered-table-cell table:number-columns-repeated="6" table:style-name="ce6"/>
          <table:table-cell table:style-name="ce6"/>
          <table:table-cell/>
        </table:table-row>
        <table:table-row table:style-name="ro1">
          <table:table-cell table:style-name="ce8" office:value-type="string">
            <text:p>Valor del domini d’informació</text:p>
          </table:table-cell>
          <table:table-cell table:style-name="ce14" office:value-type="string">
            <text:p>Optimista</text:p>
          </table:table-cell>
          <table:table-cell table:style-name="ce14" office:value-type="string">
            <text:p>Probable</text:p>
          </table:table-cell>
          <table:table-cell table:style-name="ce14" office:value-type="string">
            <text:p>Pessimista</text:p>
          </table:table-cell>
          <table:table-cell table:style-name="ce14" office:value-type="string">
            <text:p>Compte estimat</text:p>
          </table:table-cell>
          <table:table-cell table:style-name="ce14" office:value-type="string">
            <text:p>Pes</text:p>
          </table:table-cell>
          <table:table-cell table:style-name="ce14" office:value-type="string">
            <text:p>Compte PF</text:p>
          </table:table-cell>
          <table:table-cell table:style-name="ce15"/>
          <table:table-cell/>
        </table:table-row>
        <table:table-row table:style-name="ro1">
          <table:table-cell table:style-name="ce9" office:value-type="string">
            <text:p>Nº d’entrades d’usuari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16" table:formula="of:=ROUND(([.B17]+4*[.C17]+[.D17])/6;0)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6" table:formula="of:=[.E17]*[.F17]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’eixides s’usuari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16" table:formula="of:=ROUND(([.B18]+4*[.C18]+[.D18])/6;0)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16" table:formula="of:=[.E18]*[.F18]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e peticions d’usuari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16" table:formula="of:=ROUND(([.B19]+4*[.C19]+[.D19])/6;0)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16" table:formula="of:=[.E19]*[.F19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’arxiu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6">
            <text:p>16</text:p>
          </table:table-cell>
          <table:table-cell table:style-name="ce16" table:formula="of:=ROUND(([.B20]+4*[.C20]+[.D20])/6;0)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16" table:formula="of:=[.E20]*[.F20]" office:value-type="float" office:value="70">
            <text:p>70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’interfícies externes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16" table:formula="of:=ROUND(([.B21]+4*[.C21]+[.D21])/6;0)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6" table:formula="of:=[.E21]*[.F21]"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style-name="ce10" office:value-type="string" table:number-columns-spanned="6" table:number-rows-spanned="1">
            <text:p>Compte total (CT)</text:p>
          </table:table-cell>
          <table:covered-table-cell table:number-columns-repeated="5" table:style-name="ce6"/>
          <table:table-cell table:style-name="ce10" table:formula="of:=SUM([.G17:.G21])" office:value-type="float" office:value="184">
            <text:p>184</text:p>
          </table:table-cell>
          <table:table-cell table:number-columns-repeated="2"/>
        </table:table-row>
        <table:table-row table:style-name="ro1" table:number-rows-repeated="2">
          <table:table-cell table:style-name="ce6" table:number-columns-repeated="7"/>
          <table:table-cell table:number-columns-repeated="2"/>
        </table:table-row>
        <table:table-row table:style-name="ro1" table:number-rows-repeated="4">
          <table:table-cell table:style-name="Default" table:number-columns-repeated="3"/>
          <table:table-cell table:style-name="ce6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5" table:number-columns-repeated="4"/>
          <table:table-cell/>
          <table:table-cell table:style-name="ce15"/>
        </table:table-row>
      </table:table>
      <table:table table:name="Càlcul del PF, Enquesta de correcció i Càlcul final" table:style-name="ta1" table:print="false">
        <office:forms form:automatic-focus="false" form:apply-design-mode="false"/>
        <table:table-column table:style-name="co5" table:default-cell-style-name="ce22"/>
        <table:table-column table:style-name="co6" table:default-cell-style-name="ce22"/>
        <table:table-column table:style-name="co7" table:default-cell-style-name="ce20"/>
        <table:table-column table:style-name="co3" table:number-columns-repeated="4" table:default-cell-style-name="Default"/>
        <table:table-row table:style-name="ro2">
          <table:table-cell table:style-name="ce17" office:value-type="string">
            <text:p>Càlcul del Punt de Funció</text:p>
          </table:table-cell>
          <table:table-cell table:style-name="Default" table:number-columns-repeated="2"/>
          <table:table-cell table:number-columns-repeated="3"/>
          <table:table-cell table:style-name="ce24"/>
        </table:table-row>
        <table:table-row table:style-name="ro1">
          <table:table-cell table:style-name="ce18" table:formula="of:=['Estimació KDLC i PF'.G22]*(0.65+0.01 * SUM([.C5:.C18]))" office:value-type="float" office:value="224.48">
            <text:p>22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9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7" office:value-type="string" table:number-columns-spanned="2" table:number-rows-spanned="1">
            <text:p>Factor</text:p>
          </table:table-cell>
          <table:covered-table-cell table:style-name="ce19"/>
          <table:table-cell table:style-name="ce17" office:value-type="string">
            <text:p>Valor</text:p>
          </table:table-cell>
          <table:table-cell table:number-columns-repeated="4"/>
        </table:table-row>
        <table:table-row table:style-name="ro1">
          <table:table-cell table:style-name="ce20" office:value-type="string" table:number-columns-spanned="2" table:number-rows-spanned="1">
            <text:p>Requereix el sistema còpies de seguretat i de recuperació fiables?</text:p>
          </table:table-cell>
          <table:covered-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20" office:value-type="string" table:number-columns-spanned="2" table:number-rows-spanned="1">
            <text:p>Es requereix comunicació de dades?</text:p>
          </table:table-cell>
          <table:covered-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20" office:value-type="string" table:number-columns-spanned="2" table:number-rows-spanned="1">
            <text:p>Existeixen funcions de processament distribuït?</text:p>
          </table:table-cell>
          <table:covered-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1" office:value-type="string" table:number-columns-spanned="2" table:number-rows-spanned="1">
            <text:p>És crític el rendiment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executarà el sistema en un entorn operatiu existent i àmpliament utilitzat?</text:p>
          </table:table-cell>
          <table:covered-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equereix el sistema entrada de dades interactiva?</text:p>
          </table:table-cell>
          <table:covered-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3">
          <table:table-cell table:style-name="ce23" office:value-type="string" table:number-columns-spanned="2" table:number-rows-spanned="1">
            <text:p>Requereix l'entrada de dades interactives que les transaccions d'entrada es duguen a terme sobre multiples pantalles o operacions?</text:p>
          </table:table-cell>
          <table:covered-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actualitzen els arxius de forma interactiva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ón complexes les enrades, les sortides, els arxius o les peticions?</text:p>
          </table:table-cell>
          <table:covered-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És complex el processament intern?</text:p>
          </table:table-cell>
          <table:covered-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ha dissenyat el codi per ser reutilitzable?</text:p>
          </table:table-cell>
          <table:covered-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Estan incloses en el disseny la conversió i la instal·lació?</text:p>
          </table:table-cell>
          <table:covered-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ha dissenyat el sistema per suportar múltiple instal·lacins en diferents organitzacions?</text:p>
          </table:table-cell>
          <table:covered-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ha dissenyat l'aplicació per facilitar els canvis i per ser fàcilment utilitzable per l'usuari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Sumatori</text:p>
          </table:table-cell>
          <table:table-cell table:style-name="Default"/>
          <table:table-cell table:style-name="Default" table:formula="of:=SUM([.C5:.C18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Factor d'ajustament de la complexitat</text:p>
          </table:table-cell>
          <table:covered-table-cell/>
          <table:table-cell table:formula="of:=0.65+0.01*[.C19]" office:value-type="float" office:value="1.22">
            <text:p>1,22</text:p>
          </table:table-cell>
          <table:table-cell table:number-columns-repeated="4"/>
        </table:table-row>
      </table:table>
      <table:table table:name="Formul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 table:style-name="ce25" office:value-type="string">
            <text:p>KLDC / Persones – mes</text:p>
          </table:table-cell>
          <table:table-cell table:style-name="ce26" table:formula="of:=3*(['Estimació KDLC i PF'.B10]/1000)^1.12" office:value-type="float" office:value="79.9618216488645">
            <text:p>79,96</text:p>
          </table:table-cell>
          <table:table-cell table:style-name="ce25" office:value-type="string">
            <text:p>Mes</text:p>
          </table:table-cell>
          <table:table-cell table:style-name="ce28" table:formula="of:=2.5*[.B1]^0.35" office:value-type="float" office:value="11.586411439846">
            <text:p>11,59</text:p>
          </table:table-cell>
          <table:table-cell table:style-name="ce25" office:value-type="string">
            <text:p>Persones</text:p>
          </table:table-cell>
          <table:table-cell table:style-name="ce28" table:formula="of:=[.B1]/[.D1]" office:value-type="float" office:value="6.90134491287554">
            <text:p>6,9</text:p>
          </table:table-cell>
        </table:table-row>
        <table:table-row table:style-name="ro1">
          <table:table-cell table:style-name="ce25" office:value-type="string">
            <text:p>PF / Persones – mes</text:p>
          </table:table-cell>
          <table:table-cell table:style-name="ce26" table:formula="of:=['Estimació KDLC i PF'.G22]*(0.65+0.01*['Càlcul del PF, Enquesta de correcció i Càlcul final'.C19])" office:value-type="float" office:value="224.48">
            <text:p>224,48</text:p>
          </table:table-cell>
          <table:table-cell table:style-name="ce25" office:value-type="string">
            <text:p>Mes</text:p>
          </table:table-cell>
          <table:table-cell table:style-name="ce28" table:formula="of:=2.5*[.B2]^0.35" office:value-type="float" office:value="16.6284660263124">
            <text:p>16,63</text:p>
          </table:table-cell>
          <table:table-cell table:style-name="ce25" office:value-type="string">
            <text:p>Persones</text:p>
          </table:table-cell>
          <table:table-cell table:style-name="ce28" table:formula="of:=[.B2]/[.D2]" office:value-type="float" office:value="13.4997419271742">
            <text:p>13,5</text:p>
          </table:table-cell>
        </table:table-row>
        <table:table-row table:style-name="ro1">
          <table:table-cell table:style-name="ce25" office:value-type="string">
            <text:p>KLDC € / Persones – mes</text:p>
          </table:table-cell>
          <table:table-cell table:style-name="ce27" table:formula="of:=[.D9]*7*[.D1]" office:value-type="currency" office:currency="EUR" office:value="97325.8560947067">
            <text:p>97.325,86 €</text:p>
          </table:table-cell>
          <table:table-cell table:number-columns-repeated="4"/>
        </table:table-row>
        <table:table-row table:style-name="ro1">
          <table:table-cell table:style-name="ce25" office:value-type="string">
            <text:p>PF € / Persona – mes</text:p>
          </table:table-cell>
          <table:table-cell table:style-name="ce27" table:formula="of:=1750*5*[.D2]" office:value-type="currency" office:currency="EUR" office:value="145499.077730233">
            <text:p>145.499,08 €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Persona-mes</text:p>
          </table:table-cell>
          <table:table-cell table:style-name="ce29" office:value-type="currency" office:currency="EUR" office:value="1200">
            <text:p>1.200,00 €</text:p>
          </table:table-cell>
          <table:table-cell table:number-columns-repeated="2"/>
        </table:table-row>
        <table:table-row table:style-name="ro1">
          <table:table-cell/>
          <table:table-cell table:formula="of:=['Càlcul del PF, Enquesta de correcció i Càlcul final'.A2]" office:value-type="float" office:value="224.48">
            <text:p>224,48</text:p>
          </table:table-cell>
          <table:table-cell/>
          <table:table-cell table:formula="of:=[.B10]*[.D9]/[.B9]" office:value-type="currency" office:currency="EUR" office:value="38482.2857142857">
            <text:p>38.482,29 €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18/02/2015</text:date>, <text:time>19:3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09-04-16T11:32:48</meta:creation-date>
    <dc:date>2015-02-18T19:32:43.49</dc:date>
    <meta:editing-cycles>20</meta:editing-cycles>
    <meta:editing-duration>PT6H49M29S</meta:editing-duration>
    <meta:document-statistic meta:table-count="3" meta:cell-count="140" meta:object-count="0"/>
    <meta:user-defined meta:name="Info 1"/>
    <meta:user-defined meta:name="Info 2"/>
    <meta:user-defined meta:name="Info 3"/>
    <meta:user-defined meta:name="Info 4"/>
  </office:meta>
</office:document-meta>
</file>